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018143F61D87648A.png" manifest:media-type="image/png"/>
  <manifest:file-entry manifest:full-path="Pictures/1000000000000556000003007276362D46BF62D0.png" manifest:media-type="image/png"/>
  <manifest:file-entry manifest:full-path="Pictures/100000000000055600000300FF376BC5FF245D09.png" manifest:media-type="image/png"/>
  <manifest:file-entry manifest:full-path="Pictures/100000000000055600000300027E1159763BA1BA.png" manifest:media-type="image/png"/>
  <manifest:file-entry manifest:full-path="Pictures/1000000000000556000003001EFD60CDDEEADB55.png" manifest:media-type="image/png"/>
  <manifest:file-entry manifest:full-path="Pictures/10000000000005560000030086D622425AE19E73.png" manifest:media-type="image/png"/>
  <manifest:file-entry manifest:full-path="Pictures/10000000000005560000030018426420CE682251.png" manifest:media-type="image/png"/>
  <manifest:file-entry manifest:full-path="Pictures/1000000000000556000003001822223D9F936297.png" manifest:media-type="image/png"/>
  <manifest:file-entry manifest:full-path="Pictures/100000000000055600000300C2E9AE432B42F607.png" manifest:media-type="image/png"/>
  <manifest:file-entry manifest:full-path="Pictures/1000000000000556000003002F29511A9BB2B97C.png" manifest:media-type="image/png"/>
  <manifest:file-entry manifest:full-path="Pictures/1000000000000556000003003A8D0E5B5B2BD474.png" manifest:media-type="image/png"/>
  <manifest:file-entry manifest:full-path="Pictures/100000000000055600000300CE14D4C46972D1F7.png" manifest:media-type="image/png"/>
  <manifest:file-entry manifest:full-path="Pictures/100000000000055600000300AC38F372F0B5CCAF.png" manifest:media-type="image/png"/>
  <manifest:file-entry manifest:full-path="Pictures/1000000000000556000003005DA0B64146B1266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8.0307in"/>
        </style:tab-stops>
      </style:paragraph-properties>
    </style:style>
    <style:style style:name="fr1" style:family="graphic" style:parent-style-name="Graphics">
      <style:graphic-properties style:horizontal-pos="center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<draw:frame draw:style-name="fr1" draw:name="Image1" text:anchor-type="char" svg:width="14.2291in" svg:height="8in" draw:z-index="0"><draw:image xlink:href="Pictures/1000000000000556000003002F29511A9BB2B97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width="14.2291in" svg:height="8in" draw:z-index="1"><draw:image xlink:href="Pictures/1000000000000556000003001EFD60CDDEEADB5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width="14.2291in" svg:height="8in" draw:z-index="2"><draw:image xlink:href="Pictures/1000000000000556000003007276362D46BF62D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width="14.2291in" svg:height="8in" draw:z-index="3"><draw:image xlink:href="Pictures/10000000000005560000030018426420CE68225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char" svg:width="14.2291in" svg:height="8in" draw:z-index="4"><draw:image xlink:href="Pictures/100000000000055600000300C2E9AE432B42F60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char" svg:width="14.2291in" svg:height="8in" draw:z-index="5"><draw:image xlink:href="Pictures/1000000000000556000003003A8D0E5B5B2BD47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char" svg:width="14.2291in" svg:height="8in" draw:z-index="6"><draw:image xlink:href="Pictures/100000000000055600000300FF376BC5FF245D0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8" text:anchor-type="char" svg:width="14.2291in" svg:height="8in" draw:z-index="7"><draw:image xlink:href="Pictures/100000000000055600000300CE14D4C46972D1F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0" text:anchor-type="char" svg:width="14.2291in" svg:height="8in" draw:z-index="9"><draw:image xlink:href="Pictures/1000000000000556000003001822223D9F93629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9" text:anchor-type="char" svg:width="14.2291in" svg:height="8in" draw:z-index="8"><draw:image xlink:href="Pictures/1000000000000556000003005DA0B64146B1266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1" text:anchor-type="char" svg:width="14.2291in" svg:height="8in" draw:z-index="10"><draw:image xlink:href="Pictures/100000000000055600000300AC38F372F0B5CCA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2" text:anchor-type="char" svg:width="14.2291in" svg:height="8in" draw:z-index="11"><draw:image xlink:href="Pictures/100000000000055600000300027E1159763BA1B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3" text:anchor-type="char" svg:width="14.2291in" svg:height="8in" draw:z-index="12"><draw:image xlink:href="Pictures/10000000000005560000030086D622425AE19E7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4" text:anchor-type="char" svg:width="14.2291in" svg:height="8in" draw:z-index="13"><draw:image xlink:href="Pictures/100000000000055600000300018143F61D87648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4T00:02:12.531718620</meta:creation-date>
    <dc:date>2022-12-24T04:47:52.125298030</dc:date>
    <meta:editing-duration>PT1H45M7S</meta:editing-duration>
    <meta:editing-cycles>1</meta:editing-cycles>
    <meta:document-statistic meta:table-count="0" meta:image-count="14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